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78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0.088cm solid #000000" fo:border-left="none" fo:border-right="none" fo:border-top="0.088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</office:automatic-styles>
  <office:body>
    <office:spreadsheet>
      <table:tracked-changes>
        <table:cell-content-change table:id="ct1">
          <table:cell-address table:column="7" table:row="42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4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>
          <table:cell-address table:column="2" table:row="5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>
          <table:cell-address table:column="3" table:row="5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>
          <table:cell-address table:column="3" table:row="4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>
          <table:cell-address table:column="3" table:row="12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>
          <table:cell-address table:column="3" table:row="15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>
          <table:cell-address table:column="2" table:row="15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>
          <table:cell-address table:column="2" table:row="12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10">
          <table:cell-address table:column="1" table:row="13" table:table="0"/>
          <office:change-info>
            <dc:creator>Bob Jacobsen</dc:creator>
            <dc:date>2010-08-19T23:29:55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3" table:table="0"/>
          <office:change-info>
            <dc:creator>Bob Jacobsen</dc:creator>
            <dc:date>2010-08-19T23:29:59</dc:date>
          </office:change-info>
          <table:previous>
            <table:change-track-table-cell/>
          </table:previous>
        </table:cell-content-change>
        <table:insertion table:id="ct12" table:type="row" table:position="23" table:table="0">
          <office:change-info>
            <dc:creator>Bob Jacobsen</dc:creator>
            <dc:date>2011-06-06T04:41:46</dc:date>
          </office:change-info>
        </table:insertion>
        <table:insertion table:id="ct13" table:type="row" table:position="22" table:table="0">
          <office:change-info>
            <dc:creator>Bob Jacobsen</dc:creator>
            <dc:date>2011-06-06T04:41:48</dc:date>
          </office:change-info>
          <table:dependencies>
            <table:dependence table:id="ct15"/>
            <table:dependence table:id="ct14"/>
          </table:dependencies>
        </table:insertion>
        <table:cell-content-change table:id="ct14">
          <table:cell-address table:column="0" table:row="22" table:table="0"/>
          <office:change-info>
            <dc:creator>Bob Jacobsen</dc:creator>
            <dc:date>2011-06-06T04:41:5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22" table:table="0"/>
          <office:change-info>
            <dc:creator>Bob Jacobsen</dc:creator>
            <dc:date>2011-06-06T04:41:56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10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1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20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24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2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26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2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28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31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2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33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0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0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4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24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2">
          <table:cell-address table:column="1" table:row="25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26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27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8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9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31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32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3" table:table="0"/>
          <office:change-info>
            <dc:creator>Mike </dc:creator>
            <dc:date>2011-08-05T08:48:01.10</dc:date>
          </office:change-info>
          <table:previous>
            <table:change-track-table-cell/>
          </table:previous>
        </table:cell-content-change>
        <table:movement table:id="ct60">
          <table:source-range-address table:column="0" table:row="45" table:table="0"/>
          <table:target-range-address table:column="2" table:row="45" table:table="0"/>
          <office:change-info>
            <dc:creator>Mike </dc:creator>
            <dc:date>2011-08-05T08:48:35.24</dc:date>
          </office:change-info>
          <table:dependencies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1"/>
          </table:dependencies>
        </table:movement>
        <table:movement table:id="ct61">
          <table:source-range-address table:start-column="1" table:start-row="45" table:start-table="0" table:end-column="2" table:end-row="45" table:end-table="0"/>
          <table:target-range-address table:start-column="0" table:start-row="45" table:start-table="0" table:end-column="1" table:end-row="45" table:end-table="0"/>
          <office:change-info>
            <dc:creator>Mike </dc:creator>
            <dc:date>2011-08-05T08:48:42.42</dc:date>
          </office:change-info>
          <table:dependencies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7"/>
            <table:dependence table:id="ct65"/>
            <table:dependence table:id="ct63"/>
          </table:dependencies>
          <table:deletions>
            <table:cell-content-deletion table:id="ct59">
              <table:change-track-table-cell office:value-type="string">
                <text:p>Stream Complete </text:p>
              </table:change-track-table-cell>
            </table:cell-content-deletion>
            <table:cell-content-deletion table:id="ct58">
              <table:change-track-table-cell office:value-type="string">
                <text:p>Stream Proceed </text:p>
              </table:change-track-table-cell>
            </table:cell-content-deletion>
            <table:cell-content-deletion table:id="ct57">
              <table:change-track-table-cell office:value-type="string">
                <text:p>Stream </text:p>
              </table:change-track-table-cell>
            </table:cell-content-deletion>
            <table:cell-content-deletion table:id="ct56">
              <table:change-track-table-cell office:value-type="string">
                <text:p>Stream Initiate Reply </text:p>
              </table:change-track-table-cell>
            </table:cell-content-deletion>
            <table:cell-content-deletion table:id="ct55">
              <table:change-track-table-cell office:value-type="string">
                <text:p>Stream Initiate Request </text:p>
              </table:change-track-table-cell>
            </table:cell-content-deletion>
            <table:cell-content-deletion table:id="ct54">
              <table:change-track-table-cell office:value-type="string">
                <text:p>Datagram Rejected </text:p>
              </table:change-track-table-cell>
            </table:cell-content-deletion>
            <table:cell-content-deletion table:id="ct53">
              <table:change-track-table-cell office:value-type="string">
                <text:p>Datagram Received OK </text:p>
              </table:change-track-table-cell>
            </table:cell-content-deletion>
            <table:cell-content-deletion table:id="ct52">
              <table:change-track-table-cell office:value-type="string">
                <text:p>Stream Data Complete </text:p>
              </table:change-track-table-cell>
            </table:cell-content-deletion>
            <table:cell-content-deletion table:id="ct51">
              <table:change-track-table-cell office:value-type="string">
                <text:p>Stream Data Proceed </text:p>
              </table:change-track-table-cell>
            </table:cell-content-deletion>
            <table:cell-content-deletion table:id="ct50">
              <table:change-track-table-cell office:value-type="string">
                <text:p>? </text:p>
              </table:change-track-table-cell>
            </table:cell-content-deletion>
            <table:cell-content-deletion table:id="ct49">
              <table:change-track-table-cell office:value-type="string">
                <text:p>Train Motive </text:p>
              </table:change-track-table-cell>
            </table:cell-content-deletion>
            <table:cell-content-deletion table:id="ct48">
              <table:change-track-table-cell office:value-type="string">
                <text:p>Protocol Support Reply </text:p>
              </table:change-track-table-cell>
            </table:cell-content-deletion>
            <table:cell-content-deletion table:id="ct47">
              <table:change-track-table-cell office:value-type="string">
                <text:p>Protocol Support Inquiry </text:p>
              </table:change-track-table-cell>
            </table:cell-content-deletion>
            <table:cell-content-deletion table:id="ct46">
              <table:change-track-table-cell office:value-type="string">
                <text:p>Identify Events </text:p>
              </table:change-track-table-cell>
            </table:cell-content-deletion>
            <table:cell-content-deletion table:id="ct45">
              <table:change-track-table-cell office:value-type="string">
                <text:p>Display </text:p>
              </table:change-track-table-cell>
            </table:cell-content-deletion>
            <table:cell-content-deletion table:id="ct44">
              <table:change-track-table-cell office:value-type="string">
                <text:p>Remote button ? </text:p>
              </table:change-track-table-cell>
            </table:cell-content-deletion>
            <table:cell-content-deletion table:id="ct43">
              <table:change-track-table-cell office:value-type="string">
                <text:p>Memory access </text:p>
              </table:change-track-table-cell>
            </table:cell-content-deletion>
            <table:cell-content-deletion table:id="ct42">
              <table:change-track-table-cell office:value-type="string">
                <text:p>Terminate Due to Error </text:p>
              </table:change-track-table-cell>
            </table:cell-content-deletion>
            <table:cell-content-deletion table:id="ct41">
              <table:change-track-table-cell office:value-type="string">
                <text:p>Optional Interaction Rejected </text:p>
              </table:change-track-table-cell>
            </table:cell-content-deletion>
            <table:cell-content-deletion table:id="ct40">
              <table:change-track-table-cell office:value-type="string">
                <text:p>Verify Node ID Number </text:p>
              </table:change-track-table-cell>
            </table:cell-content-deletion>
            <table:cell-content-deletion table:id="ct39">
              <table:change-track-table-cell office:value-type="string">
                <text:p>Log reply </text:p>
              </table:change-track-table-cell>
            </table:cell-content-deletion>
            <table:cell-content-deletion table:id="ct38">
              <table:change-track-table-cell office:value-type="string">
                <text:p>Log message </text:p>
              </table:change-track-table-cell>
            </table:cell-content-deletion>
          </table:deletions>
        </table:movement>
        <table:insertion table:id="ct62" table:type="row" table:position="7" table:count="3" table:table="0">
          <office:change-info>
            <dc:creator>Mike </dc:creator>
            <dc:date>2011-08-05T08:49:13.38</dc:date>
          </office:change-info>
          <table:dependencies>
            <table:dependence table:id="ct95"/>
            <table:dependence table:id="ct63"/>
          </table:dependencies>
        </table:insertion>
        <table:movement table:id="ct63">
          <table:source-range-address table:start-column="0" table:start-row="45" table:start-table="0" table:end-column="1" table:end-row="44" table:end-table="0"/>
          <table:target-range-address table:start-column="0" table:start-row="7" table:start-table="0" table:end-column="1" table:end-row="10" table:end-table="0"/>
          <office:change-info>
            <dc:creator>Mike </dc:creator>
            <dc:date>2011-08-05T08:49:30.85</dc:date>
          </office:change-info>
          <table:dependencies>
            <table:dependence table:id="ct95"/>
            <table:dependence table:id="ct73"/>
            <table:dependence table:id="ct72"/>
            <table:dependence table:id="ct71"/>
          </table:dependencies>
        </table:movement>
        <table:insertion table:id="ct64" table:type="row" table:position="17" table:count="4" table:table="0">
          <office:change-info>
            <dc:creator>Mike </dc:creator>
            <dc:date>2011-08-05T08:50:02.38</dc:date>
          </office:change-info>
          <table:dependencies>
            <table:dependence table:id="ct93"/>
            <table:dependence table:id="ct65"/>
          </table:dependencies>
        </table:insertion>
        <table:movement table:id="ct65">
          <table:source-range-address table:start-column="0" table:start-row="45" table:start-table="0" table:end-column="1" table:end-row="44" table:end-table="0"/>
          <table:target-range-address table:start-column="0" table:start-row="17" table:start-table="0" table:end-column="1" table:end-row="20" table:end-table="0"/>
          <office:change-info>
            <dc:creator>Mike </dc:creator>
            <dc:date>2011-08-05T08:50:12.04</dc:date>
          </office:change-info>
          <table:dependencies>
            <table:dependence table:id="ct93"/>
            <table:dependence table:id="ct79"/>
            <table:dependence table:id="ct78"/>
            <table:dependence table:id="ct77"/>
          </table:dependencies>
        </table:movement>
        <table:insertion table:id="ct66" table:type="row" table:position="24" table:count="12" table:table="0">
          <office:change-info>
            <dc:creator>Mike </dc:creator>
            <dc:date>2011-08-05T08:51:01.03</dc:date>
          </office:change-info>
          <table:dependencies>
            <table:dependence table:id="ct68"/>
            <table:dependence table:id="ct67"/>
          </table:dependencies>
        </table:insertion>
        <table:movement table:id="ct67">
          <table:source-range-address table:start-column="0" table:start-row="45" table:start-table="0" table:end-column="1" table:end-row="44" table:end-table="0"/>
          <table:target-range-address table:start-column="0" table:start-row="24" table:start-table="0" table:end-column="1" table:end-row="33" table:end-table="0"/>
          <office:change-info>
            <dc:creator>Mike </dc:creator>
            <dc:date>2011-08-05T08:51:24.06</dc:date>
          </office:change-info>
          <table:dependencies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68"/>
          </table:dependencies>
        </table:movement>
        <table:insertion table:id="ct68" table:type="row" table:position="30" table:table="0">
          <office:change-info>
            <dc:creator>Mike </dc:creator>
            <dc:date>2011-08-05T08:51:34.36</dc:date>
          </office:change-info>
        </table:insertion>
        <table:deletion table:id="ct69" table:type="row" table:position="45" table:table="0" table:multi-deletion-spanned="23">
          <office:change-info>
            <dc:creator>Mike </dc:creator>
            <dc:date>2011-08-05T08:51:52.99</dc:date>
          </office:change-info>
          <table:deletions>
            <table:cell-content-deletion table:id="ct38">
              <table:change-track-table-cell office:value-type="string">
                <text:p>Log message </text:p>
              </table:change-track-table-cell>
            </table:cell-content-deletion>
            <table:cell-content-deletion table:id="ct16">
              <table:change-track-table-cell office:value-type="string">
                <text:p>0x01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Log message </text:p>
              </table:change-track-table-cell>
            </table:cell-content-deletion>
          </table:deletions>
          <table:cut-offs>
            <table:movement-cut-off table:id="ct61" table:position="1"/>
            <table:movement-cut-off table:id="ct60" table:position="1"/>
          </table:cut-offs>
        </table:deletion>
        <table:deletion table:id="ct70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69"/>
            <table:cell-content-deletion table:id="ct39">
              <table:change-track-table-cell office:value-type="string">
                <text:p>Log reply </text:p>
              </table:change-track-table-cell>
            </table:cell-content-deletion>
            <table:cell-content-deletion table:id="ct17">
              <table:change-track-table-cell office:value-type="string">
                <text:p>0x02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Log reply </text:p>
              </table:change-track-table-cell>
            </table:cell-content-deletion>
          </table:deletions>
          <table:cut-offs>
            <table:movement-cut-off table:id="ct61" table:position="1"/>
            <table:movement-cut-off table:id="ct60" table:position="1"/>
          </table:cut-offs>
        </table:deletion>
        <table:deletion table:id="ct71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0"/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2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1"/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3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2"/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4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3"/>
            <table:cell-content-deletion table:id="ct43">
              <table:change-track-table-cell office:value-type="string">
                <text:p>Memory access </text:p>
              </table:change-track-table-cell>
            </table:cell-content-deletion>
            <table:cell-content-deletion table:id="ct21">
              <table:change-track-table-cell office:value-type="string">
                <text:p>0x20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Memory access </text:p>
              </table:change-track-table-cell>
            </table:cell-content-deletion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5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4"/>
            <table:cell-content-deletion table:id="ct44">
              <table:change-track-table-cell office:value-type="string">
                <text:p>Remote button ? </text:p>
              </table:change-track-table-cell>
            </table:cell-content-deletion>
            <table:cell-content-deletion table:id="ct22">
              <table:change-track-table-cell office:value-type="string">
                <text:p>0x21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Remote button ? </text:p>
              </table:change-track-table-cell>
            </table:cell-content-deletion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6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5"/>
            <table:cell-content-deletion table:id="ct45">
              <table:change-track-table-cell office:value-type="string">
                <text:p>Display </text:p>
              </table:change-track-table-cell>
            </table:cell-content-deletion>
            <table:cell-content-deletion table:id="ct23">
              <table:change-track-table-cell office:value-type="string">
                <text:p>0x28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Display </text:p>
              </table:change-track-table-cell>
            </table:cell-content-deletion>
          </table:deletions>
          <table:cut-offs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7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6"/>
          </table:deletions>
          <table:cut-offs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8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7"/>
          </table:deletions>
          <table:cut-offs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79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8"/>
          </table:deletions>
          <table:cut-offs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0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79"/>
            <table:cell-content-deletion table:id="ct49">
              <table:change-track-table-cell office:value-type="string">
                <text:p>Train Motive </text:p>
              </table:change-track-table-cell>
            </table:cell-content-deletion>
            <table:cell-content-deletion table:id="ct27">
              <table:change-track-table-cell office:value-type="string">
                <text:p>0x30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Train Motive </text:p>
              </table:change-track-table-cell>
            </table:cell-content-deletion>
          </table:deletions>
          <table:cut-offs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1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0"/>
            <table:cell-content-deletion table:id="ct50">
              <table:change-track-table-cell office:value-type="string">
                <text:p>? </text:p>
              </table:change-track-table-cell>
            </table:cell-content-deletion>
            <table:cell-content-deletion table:id="ct28">
              <table:change-track-table-cell office:value-type="string">
                <text:p>0x40 </text:p>
              </table:change-track-table-cell>
            </table:cell-content-deletion>
            <table:cell-content-deletion>
              <table:cell-address table:column="0" table:row="45" table:table="0"/>
              <table:change-track-table-cell office:value-type="string">
                <text:p>? </text:p>
              </table:change-track-table-cell>
            </table:cell-content-deletion>
          </table:deletions>
          <table:cut-offs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2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1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3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2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4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3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5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4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6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5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7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6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8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7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89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8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  <table:movement-cut-off table:id="ct61" table:position="1"/>
            <table:movement-cut-off table:id="ct60" table:position="1"/>
          </table:cut-offs>
        </table:deletion>
        <table:deletion table:id="ct90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89"/>
            <table:change-deletion table:id="ct61"/>
            <table:change-deletion table:id="ct60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</table:cut-offs>
        </table:deletion>
        <table:deletion table:id="ct91" table:type="row" table:position="45" table:table="0">
          <office:change-info>
            <dc:creator>Mike </dc:creator>
            <dc:date>2011-08-05T08:51:52.99</dc:date>
          </office:change-info>
          <table:deletions>
            <table:change-deletion table:id="ct90"/>
          </table:deletions>
          <table:cut-offs>
            <table:movement-cut-off table:id="ct67" table:start-position="1" table:end-position="0"/>
            <table:movement-cut-off table:id="ct65" table:start-position="1" table:end-position="0"/>
            <table:movement-cut-off table:id="ct63" table:start-position="1" table:end-position="0"/>
          </table:cut-offs>
        </table:deletion>
        <table:insertion table:id="ct92" table:type="row" table:position="16" table:table="0">
          <office:change-info>
            <dc:creator>Mike </dc:creator>
            <dc:date>2011-08-05T08:52:29.48</dc:date>
          </office:change-info>
        </table:insertion>
        <table:insertion table:id="ct93" table:type="row" table:position="18" table:table="0">
          <office:change-info>
            <dc:creator>Mike </dc:creator>
            <dc:date>2011-08-05T08:52:35.52</dc:date>
          </office:change-info>
        </table:insertion>
        <table:insertion table:id="ct94" table:type="row" table:position="6" table:table="0">
          <office:change-info>
            <dc:creator>Mike </dc:creator>
            <dc:date>2011-08-05T08:52:46.51</dc:date>
          </office:change-info>
        </table:insertion>
        <table:insertion table:id="ct95" table:type="row" table:position="8" table:table="0">
          <office:change-info>
            <dc:creator>Mike </dc:creator>
            <dc:date>2011-08-05T08:52:50.32</dc:date>
          </office:change-info>
        </table:insertion>
      </table:tracked-changes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3" table:default-cell-style-name="ce10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ame</text:p>
          </table:table-cell>
          <table:table-cell table:style-name="ce7" office:value-type="string">
            <text:p>Protocol ID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7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Log Request</text:p>
          </table:table-cell>
          <table:table-cell table:style-name="ce8" office:value-type="string">
            <text:p>0x01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4" office:value-type="string">
            <text:p>Log Reply</text:p>
          </table:table-cell>
          <table:table-cell table:style-name="ce8" office:value-type="string">
            <text:p>0x02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4"/>
          <table:table-cell table:style-name="ce8"/>
          <table:table-cell/>
          <table:table-cell table:style-name="ce2"/>
          <table:table-cell table:number-columns-repeated="1020"/>
        </table:table-row>
        <table:table-row table:style-name="ro5">
          <table:table-cell table:style-name="ce5" office:value-type="string">
            <text:p>Verify Node ID Number </text:p>
          </table:table-cell>
          <table:table-cell table:style-name="ce5" office:value-type="string">
            <text:p>0x0A 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5" table:number-columns-repeated="2"/>
          <table:table-cell/>
          <table:table-cell table:style-name="ce2"/>
          <table:table-cell table:number-columns-repeated="1020"/>
        </table:table-row>
        <table:table-row table:style-name="ro5">
          <table:table-cell table:style-name="ce5" office:value-type="string">
            <text:p>Optional Interaction Rejected </text:p>
          </table:table-cell>
          <table:table-cell table:style-name="ce5" office:value-type="string">
            <text:p>0x0C </text:p>
          </table:table-cell>
          <table:table-cell/>
          <table:table-cell table:style-name="ce2"/>
          <table:table-cell table:number-columns-repeated="1020"/>
        </table:table-row>
        <table:table-row table:style-name="ro5">
          <table:table-cell table:style-name="ce5" office:value-type="string">
            <text:p>Terminate Due to Error </text:p>
          </table:table-cell>
          <table:table-cell table:style-name="ce5" office:value-type="string">
            <text:p>0x0D 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4"/>
          <table:table-cell table:style-name="ce8"/>
          <table:table-cell/>
          <table:table-cell table:style-name="ce2"/>
          <table:table-cell table:number-columns-repeated="1020"/>
        </table:table-row>
        <table:table-row table:style-name="ro4">
          <table:table-cell table:style-name="ce4" office:value-type="string">
            <text:p>Configuration</text:p>
          </table:table-cell>
          <table:table-cell table:style-name="ce8" office:value-type="string">
            <text:p>0x20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4" office:value-type="string">
            <text:p>Remote Button</text:p>
          </table:table-cell>
          <table:table-cell table:style-name="ce8" office:value-type="string">
            <text:p>0x21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4"/>
          <table:table-cell table:style-name="ce8"/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4" office:value-type="string">
            <text:p>Display</text:p>
          </table:table-cell>
          <table:table-cell table:style-name="ce8" office:value-type="string">
            <text:p>0x28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4"/>
          <table:table-cell table:style-name="ce8"/>
          <table:table-cell/>
          <table:table-cell table:style-name="ce2" table:number-columns-repeated="5"/>
          <table:table-cell table:number-columns-repeated="1016"/>
        </table:table-row>
        <table:table-row table:style-name="ro5">
          <table:table-cell table:style-name="ce5" office:value-type="string">
            <text:p>Identify Events </text:p>
          </table:table-cell>
          <table:table-cell table:style-name="ce5" office:value-type="string">
            <text:p>0x2B 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5" table:number-columns-repeated="2"/>
          <table:table-cell/>
          <table:table-cell table:style-name="ce2" table:number-columns-repeated="5"/>
          <table:table-cell table:number-columns-repeated="1016"/>
        </table:table-row>
        <table:table-row table:style-name="ro5">
          <table:table-cell table:style-name="ce5" office:value-type="string">
            <text:p>Protocol Support Inquiry </text:p>
          </table:table-cell>
          <table:table-cell table:style-name="ce5" office:value-type="string">
            <text:p>0x2E 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5">
          <table:table-cell table:style-name="ce5" office:value-type="string">
            <text:p>Protocol Support Reply </text:p>
          </table:table-cell>
          <table:table-cell table:style-name="ce5" office:value-type="string">
            <text:p>0x2F 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4">
          <table:table-cell table:style-name="ce4"/>
          <table:table-cell table:style-name="ce8"/>
          <table:table-cell table:number-columns-repeated="1022"/>
        </table:table-row>
        <table:table-row table:style-name="ro4">
          <table:table-cell table:style-name="ce4" office:value-type="string">
            <text:p>Train Control</text:p>
          </table:table-cell>
          <table:table-cell table:style-name="ce8" office:value-type="string">
            <text:p>0x30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8"/>
          <table:table-cell table:number-columns-repeated="1022"/>
        </table:table-row>
        <table:table-row table:style-name="ro5">
          <table:table-cell table:style-name="ce5" office:value-type="string">
            <text:p>Stream Data Proceed </text:p>
          </table:table-cell>
          <table:table-cell table:style-name="ce5" office:value-type="string">
            <text:p>0x4A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tream Data Complete </text:p>
          </table:table-cell>
          <table:table-cell table:style-name="ce5" office:value-type="string">
            <text:p>0x4B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Datagram Received OK </text:p>
          </table:table-cell>
          <table:table-cell table:style-name="ce5" office:value-type="string">
            <text:p>0x4C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Datagram Rejected </text:p>
          </table:table-cell>
          <table:table-cell table:style-name="ce5" office:value-type="string">
            <text:p>0x4D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tream Initiate Request </text:p>
          </table:table-cell>
          <table:table-cell table:style-name="ce5" office:value-type="string">
            <text:p>0x4E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tream Initiate Reply </text:p>
          </table:table-cell>
          <table:table-cell table:style-name="ce5" office:value-type="string">
            <text:p>0x4F </text:p>
          </table:table-cell>
          <table:table-cell table:number-columns-repeated="1022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5">
          <table:table-cell table:style-name="ce5" office:value-type="string">
            <text:p>Stream </text:p>
          </table:table-cell>
          <table:table-cell table:style-name="ce5" office:value-type="string">
            <text:p>0x69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tream Proceed </text:p>
          </table:table-cell>
          <table:table-cell table:style-name="ce5" office:value-type="string">
            <text:p>0x6A 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tream Complete </text:p>
          </table:table-cell>
          <table:table-cell table:style-name="ce5" office:value-type="string">
            <text:p>0x6B 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"/>
          <table:table-cell table:style-name="ce9"/>
          <table:table-cell table:style-name="ce12" table:number-columns-repeated="6"/>
          <table:table-cell table:style-name="ce9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6" office:value-type="string">
            <text:p>X</text:p>
          </table:table-cell>
          <table:table-cell table:number-columns-repeated="1016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09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8-05T09:53:29.43</dc:date>
    <dc:creator>Mike </dc:creator>
    <meta:editing-duration>PT1H30M16S</meta:editing-duration>
    <meta:editing-cycles>31</meta:editing-cycles>
    <meta:generator>OpenOffice.org/3.3$Win32 OpenOffice.org_project/330m20$Build-9567</meta:generator>
    <meta:document-statistic meta:table-count="3" meta:cell-count="66" meta:object-count="0"/>
  </office:meta>
</office:document-meta>
</file>